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text-indent="0.741cm" style:auto-text-indent="false"/>
    </style:style>
    <style:style style:name="P4" style:family="paragraph" style:parent-style-name="Heading_20_1">
      <style:paragraph-properties fo:margin-left="0cm" fo:margin-right="0cm" fo:line-height="240%" fo:text-align="center" style:justify-single-word="false" fo:text-indent="0cm" style:auto-text-indent="false"/>
      <style:text-properties style:font-name="Times New Roman" fo:font-size="22pt" fo:font-weight="bold" style:font-name-asian="Times New Roman" style:font-size-asian="22pt" style:font-weight-asian="bold" style:font-size-complex="2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宋体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DF1.2到UOF2.0文档格式对比</text:p>
      <text:p text:style-name="P1"><text:span text:style-name="T2">一、概述</text:span></text:p>
      <text:p text:style-name="P1"><text:span text:style-name="T1">1. </text:span><text:span text:style-name="T2">两种格式的介绍</text:span></text:p>
      <text:p text:style-name="P1"><text:span text:style-name="T1">2. </text:span><text:span text:style-name="T2">文件结构上的差异</text:span></text:p>
      <text:p text:style-name="P3"><text:span text:style-name="T1">2.1 </text:span><text:span text:style-name="T2">文档结构</text:span></text:p>
      <text:p text:style-name="P3"><text:span text:style-name="T1">2.2 </text:span></text:p>
      <text:p text:style-name="P1"><text:span text:style-name="T1">3. </text:span><text:span text:style-name="T2">文档对应关系</text:span></text:p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1:59:42.377000000</meta:creation-date>
    <meta:editing-cycles>2</meta:editing-cycles>
    <dc:date>2020-10-14T22:00:23.694000000</dc:date>
    <meta:editing-duration>PT41S</meta:editing-duration>
    <meta:document-statistic meta:table-count="0" meta:image-count="0" meta:object-count="0" meta:page-count="1" meta:paragraph-count="7" meta:word-count="43" meta:character-count="65" meta:non-whitespace-character-count="60"/>
    <meta:generator>LibreOffice/6.2.7.1$Windows_X86_64 LibreOffice_project/23edc44b61b830b7d749943e020e96f5a7df63bf</meta:generator>
  </office:meta>
</office:document-meta>
</file>